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Contents_20_1">
      <style:paragraph-properties style:writing-mode="lr-tb">
        <style:tab-stops>
          <style:tab-stop style:position="0.767cm"/>
          <style:tab-stop style:position="15.98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 style:writing-mode="lr-tb">
        <style:tab-stops>
          <style:tab-stop style:position="0.767cm"/>
          <style:tab-stop style:position="15.98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 style:writing-mode="lr-tb">
        <style:tab-stops>
          <style:tab-stop style:position="0.767cm"/>
          <style:tab-stop style:position="15.981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style:writing-mode="lr-tb"/>
    </style:style>
    <style:style style:name="P8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Heading_20_1" style:list-style-name="WWNum1"/>
    <style:style style:name="P12" style:family="paragraph" style:parent-style-name="Heading_20_1">
      <style:text-properties officeooo:paragraph-rsid="0007992c"/>
    </style:style>
    <style:style style:name="P13" style:family="paragraph" style:parent-style-name="List_20_Paragraph" style:list-style-name="WWNum8"/>
    <style:style style:name="P14" style:family="paragraph" style:parent-style-name="List_20_Paragraph" style:list-style-name="WWNum9"/>
    <style:style style:name="P15" style:family="paragraph" style:parent-style-name="List_20_Paragraph" style:list-style-name="WWNum13"/>
    <style:style style:name="P16" style:family="paragraph" style:parent-style-name="List_20_Paragraph" style:list-style-name="WWNum13">
      <style:text-properties officeooo:paragraph-rsid="000ac833"/>
    </style:style>
    <style:style style:name="P17" style:family="paragraph" style:parent-style-name="List_20_Paragraph" style:list-style-name="WWNum13">
      <style:text-properties officeooo:paragraph-rsid="000b32aa"/>
    </style:style>
    <style:style style:name="P18" style:family="paragraph" style:parent-style-name="List_20_Paragraph" style:list-style-name="WWNum14"/>
    <style:style style:name="P19" style:family="paragraph" style:parent-style-name="List_20_Paragraph" style:list-style-name="WWNum14">
      <style:text-properties officeooo:paragraph-rsid="000b32aa"/>
    </style:style>
    <style:style style:name="P20" style:family="paragraph" style:parent-style-name="List_20_Paragraph" style:list-style-name="WWNum9">
      <style:text-properties officeooo:rsid="000ac833" officeooo:paragraph-rsid="000ac833"/>
    </style:style>
    <style:style style:name="P21" style:family="paragraph" style:parent-style-name="List_20_Paragraph" style:list-style-name="L1">
      <style:text-properties officeooo:rsid="000ac833" officeooo:paragraph-rsid="000ac833"/>
    </style:style>
    <style:style style:name="P22" style:family="paragraph" style:parent-style-name="List_20_Paragraph" style:list-style-name="L2">
      <style:text-properties officeooo:paragraph-rsid="000b32aa"/>
    </style:style>
    <style:style style:name="P23" style:family="paragraph" style:parent-style-name="List_20_Paragraph" style:list-style-name="L5">
      <style:text-properties officeooo:paragraph-rsid="000b32aa"/>
    </style:style>
    <style:style style:name="P24" style:family="paragraph" style:parent-style-name="Standard">
      <style:paragraph-properties fo:margin-left="0cm"/>
    </style:style>
    <style:style style:name="P25" style:family="paragraph" style:parent-style-name="Standard">
      <style:paragraph-properties fo:margin-left="0cm"/>
    </style:style>
    <style:style style:name="P26" style:family="paragraph" style:parent-style-name="Standard">
      <style:paragraph-properties fo:margin-left="0.635cm"/>
    </style:style>
    <style:style style:name="P27" style:family="paragraph" style:parent-style-name="Text_20_body" style:list-style-name="L2">
      <style:text-properties officeooo:paragraph-rsid="000b32aa"/>
    </style:style>
    <style:style style:name="T1" style:family="text">
      <style:text-properties fo:language="pl" fo:country="PL"/>
    </style:style>
    <style:style style:name="T2" style:family="text">
      <style:text-properties officeooo:rsid="0007992c"/>
    </style:style>
    <style:style style:name="T3" style:family="text">
      <style:text-properties officeooo:rsid="000ac833"/>
    </style:style>
    <style:style style:name="T4" style:family="text">
      <style:text-properties loext:padding="0.049cm" loext:border="0.06pt solid #d9d9e3"/>
    </style:style>
    <style:style style:name="T5" style:family="text">
      <style:text-properties officeooo:rsid="000b32a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12" text:outline-level="1"><text:span text:style-name="T2">Spis treści:</text:span></text:h>
          <text:p text:style-name="P4" loext:marker-style-name="Internet link"><text:a xlink:type="simple" xlink:href="#_Toc1073258869" text:style-name="Index_20_Link" text:visited-style-name="Index_20_Link">1.<text:tab/>Opis projektu:<text:tab/>1</text:a></text:p>
          <text:p text:style-name="P4"><text:a xlink:type="simple" xlink:href="#_Toc1495887911" text:style-name="Index_20_Link" text:visited-style-name="Index_20_Link">2.<text:tab/>Określenie wymagań:<text:tab/>1</text:a></text:p>
          <text:p text:style-name="P4"><text:a xlink:type="simple" xlink:href="#_Toc1689671437" text:style-name="Index_20_Link" text:visited-style-name="Index_20_Link">3.<text:tab/>Architektura i zakres projektu<text:tab/>1</text:a></text:p>
          <text:p text:style-name="P4"><text:a xlink:type="simple" xlink:href="#_Toc596588486" text:style-name="Index_20_Link" text:visited-style-name="Index_20_Link">4.<text:tab/>Wymagania techniczne<text:tab/>2</text:a></text:p>
        </text:index-body>
      </text:table-of-content>
      <text:p text:style-name="P24"/>
      <text:p text:style-name="P24"/>
      <text:list xml:id="list3448057503" text:style-name="WWNum1">
        <text:list-item>
          <text:list>
            <text:list-item>
              <text:h text:style-name="P11" text:outline-level="1"><text:bookmark-start text:name="_Toc1073258869"/>Opis projektu:<text:bookmark-end text:name="_Toc1073258869"/></text:h>
            </text:list-item>
          </text:list>
        </text:list-item>
      </text:list>
      <text:list text:style-name="WWNum8">
        <text:list-item>
          <text:list>
            <text:list-item>
              <text:p text:style-name="P13">Projekt kalkulatora do prostych obliczeń ma na celu stworzenie intuicyjnej aplikacji umożliwiającej użytkownikom wykonywanie podstawowych operacji matematycznych. Kalkulator będzie obsługiwał dodawanie, odejmowanie, mnożenie i dzielenie, zapewniając precyzyjne wyniki oraz łatwą nawigację. </text:p>
            </text:list-item>
          </text:list>
        </text:list-item>
      </text:list>
      <text:p text:style-name="Standard"/>
      <text:list xml:id="list194302353000077" text:continue-list="list3448057503" text:style-name="WWNum1">
        <text:list-item>
          <text:list>
            <text:list-item>
              <text:h text:style-name="P11" text:outline-level="1"><text:bookmark-start text:name="_Toc1495887911"/>Określenie wymagań:<text:bookmark-end text:name="_Toc1495887911"/></text:h>
            </text:list-item>
          </text:list>
        </text:list-item>
      </text:list>
      <text:list xml:id="list1325493673" text:style-name="WWNum9">
        <text:list-item>
          <text:list>
            <text:list-item>
              <text:p text:style-name="P20">Podstawowe wymagania: </text:p>
            </text:list-item>
          </text:list>
        </text:list-item>
      </text:list>
      <text:list text:style-name="L1">
        <text:list-item>
          <text:list>
            <text:list-item>
              <text:p text:style-name="P21">Kalkulator powinien obsługiwać dodawanie, odejmowanie, mnożenie i dzielenie. </text:p>
            </text:list-item>
            <text:list-item>
              <text:p text:style-name="P21">Powinien być w stanie obsłużyć operacje na liczbach całkowitych oraz zmiennoprzecinkowych. </text:p>
            </text:list-item>
            <text:list-item>
              <text:p text:style-name="P21">Obsługuje błędy w obliczeniach</text:p>
            </text:list-item>
            <text:list-item>
              <text:p text:style-name="P21">Historia Obliczeń zostaje zapisana i przechowywana</text:p>
            </text:list-item>
            <text:list-item>
              <text:p text:style-name="P21">Bezpłatna platforma</text:p>
            </text:list-item>
          </text:list>
        </text:list-item>
      </text:list>
      <text:list text:continue-list="list1325493673" text:style-name="WWNum9">
        <text:list-item>
          <text:list>
            <text:list-item>
              <text:p text:style-name="P14">wymagania biznesowe cele platformy: <text:s/>Celem tego projektu kalkulatora do prostych obliczeń jest dostarczenie użytkownikom prostego, intuicyjnego narzędzia do wykonywania podstawowych operacji matematycznych. <text:span text:style-name="T3">Głównym cele obejmują: ułatwienie obliczeń, szybkie i precyzyjne wyniki, intuicyjny interfejs, uniwersalność oraz praktyczne zastosowanie.</text:span></text:p>
            </text:list-item>
          </text:list>
        </text:list-item>
      </text:list>
      <text:p text:style-name="Standard"/>
      <text:list xml:id="list194301080552412" text:continue-list="list194302353000077" text:style-name="WWNum1">
        <text:list-item>
          <text:list>
            <text:list-item>
              <text:h text:style-name="P11" text:outline-level="1"><text:bookmark-start text:name="_Toc1689671437"/>Architektura i zakres projektu<text:bookmark-end text:name="_Toc1689671437"/></text:h>
            </text:list-item>
          </text:list>
        </text:list-item>
      </text:list>
      <text:list xml:id="list2133409578" text:style-name="WWNum13">
        <text:list-item>
          <text:list>
            <text:list-item>
              <text:p text:style-name="P16"><text:span text:style-name="T3">Zaprogramowana jest w Java (</text:span>Użycie JavaFX lub Swing do stworzenia interaktywnego interfejsu użytkownika<text:span text:style-name="T3">). Na aplikacji mobilnej jest zintegrowana dla systemów android i iOS. Przechowywane historię obliczeń będą w bazach (MySQL, PostgreSQL)</text:span></text:p>
            </text:list-item>
            <text:list-item>
              <text:p text:style-name="P15">opis szablonów: <text:span text:style-name="T3">Wprowadzenie, Wymagania Funkcjonalne, Analiza Konkurencji, Architektura projektu, Interfejs Użytkownika, Implementacja, Testowanie, Dokumentacja.</text:span></text:p>
            </text:list-item>
            <text:list-item>
              <text:p text:style-name="P16"><text:span text:style-name="T3">Warstwa Interdejsu Użytkownika (UI), Warstwa Logiki Biznesowej, Warstwa Danych i Komunikacji, Testowanie i Zabezpieczenia (ochrona </text:span>przed atakami typu SQL Injection czy Cross-Site Scripting (XSS)<text:span text:style-name="T3">)</text:span></text:p>
            </text:list-item>
            <text:list-item>
              <text:p text:style-name="P15"><text:soft-page-break/>opis funkcjonalności:</text:p>
            </text:list-item>
          </text:list>
        </text:list-item>
      </text:list>
      <text:list text:style-name="L2">
        <text:list-item>
          <text:list>
            <text:list-item>
              <text:p text:style-name="P22"><text:span text:style-name="Strong_20_Emphasis"><text:span text:style-name="T4">Dodawanie:</text:span></text:span> Kalkulator pozwala użytkownikowi dodawać dwie lub więcej liczb całkowitych lub zmiennoprzecinkowych. </text:p>
            </text:list-item>
            <text:list-item>
              <text:p text:style-name="P22"><text:span text:style-name="Strong_20_Emphasis"><text:span text:style-name="T4">Odejmowanie:</text:span></text:span> Umożliwia użytkownikowi odjęcie jednej liczby od drugiej. </text:p>
            </text:list-item>
            <text:list-item>
              <text:p text:style-name="P27"><text:span text:style-name="Strong_20_Emphasis"><text:span text:style-name="T4">Mnożenie:</text:span></text:span> Pozwala użytkownikowi pomnożyć dwie lub więcej liczby.</text:p>
            </text:list-item>
            <text:list-item>
              <text:p text:style-name="P27"><text:span text:style-name="Strong_20_Emphasis"><text:span text:style-name="T4">Dzielenie:</text:span></text:span> Umożliwia użytkownikowi podzielenie jednej liczby przez drugą. Obsługuje również przypadki dzielenia przez zero, wyświetlając stosowny komunikat o błędzie.</text:p>
            </text:list-item>
            <text:list-item>
              <text:p text:style-name="P22">Kalkulator obsługuje zarówno liczby całkowite, jak i liczby zmiennoprzecinkowe, umożliwiając precyzyjne obliczenia dla różnych rodzajów danych wejściowych. </text:p>
            </text:list-item>
            <text:list-item>
              <text:p text:style-name="P27">Projekt zawiera funkcję przechowywania historii ostatnich obliczeń. Użytkownik może przeglądać swoje poprzednie działania matematyczne.</text:p>
            </text:list-item>
            <text:list-item>
              <text:p text:style-name="P27">Interfejs użytkownika jest czytelny i łatwy w obsłudze, z przyciskami numerycznymi, operacyjnymi i przyciskiem " równa się". Wynik obliczeń jest czytelnie wyświetlany na ekranie. </text:p>
            </text:list-item>
            <text:list-item>
              <text:p text:style-name="P27">Kalkulator obsługuje różne scenariusze błędów, takie jak podanie nieprawidłowych danych wejściowych czy próba dzielenia przez zero. Informuje użytkownika o błędach, zachowując czytelność komunikatów. </text:p>
            </text:list-item>
            <text:list-item>
              <text:p text:style-name="P27">Interfejs jest responsywny i dostosowany do różnych urządzeń, w tym komputerów stacjonarnych, laptopów, tabletów i smartfonów, zapewniając jednolite doświadczenie użytkownika na różnych platformach. </text:p>
            </text:list-item>
          </text:list>
        </text:list-item>
      </text:list>
      <text:list text:continue-list="list2133409578" text:style-name="WWNum13">
        <text:list-item>
          <text:list>
            <text:list-item>
              <text:p text:style-name="P17">przypadki użycia: <text:s/>Użytkownik chce wykonać podstawowe obliczenia matematyczne, Użytkownik chce wykonać obliczenia na liczbach zmiennoprzecinkowych, <text:span text:style-name="T5">U</text:span>żytkownik chce zapisać lub przeglądać historię ostatnich obliczeń, Kalkulator powinien obsługiwać sytuacje błędów podczas wprowadzania danych lub wykonywania operacji matematycznych.</text:p>
            </text:list-item>
            <text:list-item>
              <text:p text:style-name="P17">lista modułów: <text:span text:style-name="T5">Moduł interfejsu użytkownika, moduł logiki obliczeń, moduł obsługi błędów, moduł historii obliczeń, moduł testowania</text:span></text:p>
            </text:list-item>
          </text:list>
        </text:list-item>
      </text:list>
      <text:p text:style-name="Standard"/>
      <text:p text:style-name="Standard"/>
      <text:list text:continue-list="list194301080552412" text:style-name="WWNum1">
        <text:list-item>
          <text:list>
            <text:list-item>
              <text:h text:style-name="P11" text:outline-level="1"><text:bookmark-start text:name="_Toc596588486"/>Wymagania techniczne<text:bookmark-end text:name="_Toc596588486"/></text:h>
            </text:list-item>
          </text:list>
        </text:list-item>
      </text:list>
      <text:list xml:id="list62858691" text:style-name="WWNum14">
        <text:list-item>
          <text:list>
            <text:list-item>
              <text:p text:style-name="P19">Syst<text:span text:style-name="T5">em:</text:span></text:p>
            </text:list-item>
          </text:list>
        </text:list-item>
      </text:list>
      <text:list text:style-name="L5">
        <text:list-item>
          <text:list>
            <text:list-item>
              <text:p text:style-name="P23"><text:span text:style-name="T5">Microsoft Windows: </text:span>Kalkulatory dla systemów Windows są zwykle tworzone w języku C++ lub C# przy użyciu technologii takich jak Windows Presentation Foundation (WPF) lub Windows Forms. </text:p>
            </text:list-item>
            <text:list-item>
              <text:p text:style-name="P23"><text:span text:style-name="T5">macOS: </text:span>Kalkulatory na platformę macOS mogą być pisane w języku Swift lub Objective-C, wykorzystując Cocoa lub SwiftUI jako frameworki interfejsu użytkownika. </text:p>
            </text:list-item>
            <text:list-item>
              <text:p text:style-name="P23"><text:soft-page-break/><text:span text:style-name="T5">Linux: </text:span>W środowisku Linuxa, kalkulatory mogą być napisane w różnych językach programowania, takich jak C, C++, Python czy Java, korzystając z toolkitów takich jak GTK+ czy Qt. </text:p>
            </text:list-item>
            <text:list-item>
              <text:p text:style-name="P23"><text:span text:style-name="T5">iOS: </text:span>Aplikacje kalkulatora na platformę Android mogą być rozwijane w języku Java lub Kotlin, z użyciem Android SDK (Software Development Kit) i frameworka Android. </text:p>
            </text:list-item>
            <text:list-item>
              <text:p text:style-name="P23"><text:span text:style-name="T5">Android: </text:span>Aplikacje kalkulatora na platformę Android mogą być rozwijane w języku Java lub Kotlin, z użyciem Android SDK (Software Development Kit) i frameworka Android. </text:p>
            </text:list-item>
          </text:list>
        </text:list-item>
      </text:list>
      <text:list text:continue-list="list62858691" text:style-name="WWNum14">
        <text:list-item>
          <text:list>
            <text:list-item>
              <text:p text:style-name="P18" loext:marker-style-name="T1">Przeglądarka: Kalkulatory mogą być również uruchamiane jako aplikacje internetowe (web applications) w przeglądarkach internetowych, wykorzystując technologie takie jak HTML, CSS i JavaScript. </text:p>
            </text:list-item>
          </text:list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loext:linked-style-name="Tekst_20_dymka_20_Znak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  <style:text-properties style:font-name-asian="F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F" style:font-family-generic-asian="system" style:font-pitch-asian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  <style:text-properties style:font-name-asian="F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Default_20_Paragraph_20_Font_20__28_WW_29_" style:display-name="Default Paragraph Font (WW)" style:family="text"/>
    <style:style style:name="Nagłówek_20_1_20_Znak" style:display-name="Nagłówek 1 Znak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ekst_20_dymka_20_Znak" style:display-name="Tekst dymka Znak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  <style:text-properties style:font-name="OpenSymbol"/>
      </text:list-level-style-bullet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a3" style:family="table">
      <style:table-properties style:width="15.981cm" fo:margin-left="0cm" fo:margin-top="0cm" fo:margin-bottom="0cm" table:align="left" style:writing-mode="lr-tb"/>
    </style:style>
    <style:style style:name="Tabela3.A" style:family="table-column">
      <style:table-column-properties style:column-width="5.327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top="0cm" fo:margin-bottom="0cm" style:contextual-spacing="false" fo:text-align="start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Header">
      <style:paragraph-properties fo:margin-right="-0.203cm" fo:margin-top="0cm" fo:margin-bottom="0cm" style:contextual-spacing="false" fo:text-align="end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4" style:family="paragraph" style:parent-style-name="Footer"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1"/>
            </table:table-cell>
            <table:table-cell table:style-name="Tabela3.A1" office:value-type="string">
              <text:p text:style-name="MP2"/>
            </table:table-cell>
            <table:table-cell table:style-name="Tabela3.A1" office:value-type="string">
              <text:p text:style-name="MP3"/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udent</meta:initial-creator>
    <meta:editing-cycles>8</meta:editing-cycles>
    <meta:creation-date>2023-10-11T05:44:00</meta:creation-date>
    <dc:date>2023-11-07T19:42:58.824000000</dc:date>
    <meta:generator>LibreOffice/7.6.2.1$Windows_X86_64 LibreOffice_project/56f7684011345957bbf33a7ee678afaf4d2ba333</meta:generator>
    <meta:editing-duration>PT33M14S</meta:editing-duration>
    <meta:document-statistic meta:table-count="1" meta:image-count="0" meta:object-count="0" meta:page-count="3" meta:paragraph-count="39" meta:word-count="580" meta:character-count="4587" meta:non-whitespace-character-count="4062"/>
    <meta:user-defined meta:name="AppVersion">16.0000</meta:user-defined>
    <meta:template xlink:type="simple" xlink:actuate="onRequest" xlink:title="Normal.dotm" xlink:href=""/>
  </office:meta>
</office:document-meta>
</file>